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SessionImpl.getPortletWindowSession( String window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SessionImpl.PortletSessionImpl( String handle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